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101.04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7.33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4" table:default-cell-style-name="ce2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style-name="Default" table:number-columns-repeated="14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620" calcext:value-type="float">
            <text:p>259620</text:p>
          </table:table-cell>
          <table:table-cell office:value-type="string" calcext:value-type="string">
            <text:p>3079 -- Block Action RPG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3360" calcext:value-type="float">
            <text:p>263360</text:p>
          </table:table-cell>
          <table:table-cell office:value-type="string" calcext:value-type="string">
            <text:p>3089 -- Futuristic Action RPG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570" calcext:value-type="float">
            <text:p>251570</text:p>
          </table:table-cell>
          <table:table-cell table:number-columns-repeated="2" office:value-type="string" calcext:value-type="string">
            <text:p>7 Days to Die</text:p>
          </table:table-cell>
          <table:table-cell office:value-type="string" calcext:value-type="string">
            <text:p>~/.local/share/7DaysToDi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The Fun Pimps/7 Days To Die</text:p>
          </table:table-cell>
          <table:table-cell office:value-type="string" calcext:value-type="string">
            <text:p>7 Days to Di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4280" calcext:value-type="float">
            <text:p>264280</text:p>
          </table:table-cell>
          <table:table-cell table:number-columns-repeated="2" office:value-type="string" calcext:value-type="string">
            <text:p>99 Levels To He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Air Conflicts Vietnam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onfig.ini</text:p>
          </table:table-cell>
          <table:table-cell office:value-type="string" calcext:value-type="string">
            <text:p>Air Conflicts Vietna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Amnesia: A Machine for Pigs</text:p>
          </table:table-cell>
          <table:table-cell office:value-type="string" calcext:value-type="string">
            <text:p>Machine for Pigs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530" calcext:value-type="float">
            <text:p>251530</text:p>
          </table:table-cell>
          <table:table-cell table:number-columns-repeated="2" office:value-type="string" calcext:value-type="string">
            <text:p>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2170" calcext:value-type="float">
            <text:p>252170</text:p>
          </table:table-cell>
          <table:table-cell office:value-type="string" calcext:value-type="string">
            <text:p>Anomaly Warzone Earth Mobile Campaign</text:p>
          </table:table-cell>
          <table:table-cell office:value-type="string" calcext:value-type="string">
            <text:p>UntitledApp</text:p>
          </table:table-cell>
          <table:table-cell office:value-type="string" calcext:value-type="string">
            <text:p>$STEAMUSER/25217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860" calcext:value-type="float">
            <text:p>224860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Arma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720" calcext:value-type="float">
            <text:p>231720</text:p>
          </table:table-cell>
          <table:table-cell table:number-columns-repeated="2" office:value-type="string" calcext:value-type="string">
            <text:p>Bad 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7350" calcext:value-type="float">
            <text:p>257350</text:p>
          </table:table-cell>
          <table:table-cell office:value-type="string" calcext:value-type="string">
            <text:p>Baldur's Gate II: Enhanced Edition</text:p>
          </table:table-cell>
          <table:table-cell office:value-type="string" calcext:value-type="string">
            <text:p>Baldur's Gate II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390" calcext:value-type="float">
            <text:p>259390</text:p>
          </table:table-cell>
          <table:table-cell office:value-type="string" calcext:value-type="string">
            <text:p>Ballpoint Universe - Infinite</text:p>
          </table:table-cell>
          <table:table-cell office:value-type="string" calcext:value-type="string">
            <text:p>Arachnid Games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$STEAMAPPS/BPU_Data/CloudSaves</text:p>
          </table:table-cell>
          <table:table-cell office:value-type="string" calcext:value-type="string">
            <text:p>Cloud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7470" calcext:value-type="float">
            <text:p>237470</text:p>
          </table:table-cell>
          <table:table-cell office:value-type="string" calcext:value-type="string">
            <text:p>Battle Worlds: 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Documents/BattleWorlds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.config/unity3d/KING Art/BattleWorldsKronos</text:p>
          </table:table-cell>
          <table:table-cell office:value-type="string" calcext:value-type="string">
            <text:p>BattleWorldsKrono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6800" calcext:value-type="float">
            <text:p>246800</text:p>
          </table:table-cell>
          <table:table-cell table:number-columns-repeated="2" office:value-type="string" calcext:value-type="string">
            <text:p>BeatBlasters III</text:p>
          </table:table-cell>
          <table:table-cell office:value-type="string" calcext:value-type="string">
            <text:p>$STEAMUSER/2468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BeatBlastersIII_Data/Resources</text:p>
          </table:table-cell>
          <table:table-cell office:value-type="string" calcext:value-type="string">
            <text:p>Resour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910" calcext:value-type="float">
            <text:p>238910</text:p>
          </table:table-cell>
          <table:table-cell office:value-type="string" calcext:value-type="string">
            <text:p>Bionic Dues</text:p>
          </table:table-cell>
          <table:table-cell office:value-type="string" calcext:value-type="string">
            <text:p>Bionic_Dues</text:p>
          </table:table-cell>
          <table:table-cell office:value-type="string" calcext:value-type="string">
            <text:p>$STEAMAPPS/RuntimeData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Arcen Games, LLC/Bionic Dues</text:p>
          </table:table-cell>
          <table:table-cell office:value-type="string" calcext:value-type="string">
            <text:p>Bionic Du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Bridge Constructor</text:p>
          </table:table-cell>
          <table:table-cell office:value-type="string" calcext:value-type="string">
            <text:p>BridgeConstructor</text:p>
          </table:table-cell>
          <table:table-cell office:value-type="string" calcext:value-type="string">
            <text:p>~/.config/unity3d/ClockStone Software GmbH/Bridge Constructor</text:p>
          </table:table-cell>
          <table:table-cell office:value-type="string" calcext:value-type="string">
            <text:p>Bridge Construc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2790" calcext:value-type="float">
            <text:p>232790</text:p>
          </table:table-cell>
          <table:table-cell table:number-columns-repeated="2" office:value-type="string" calcext:value-type="string">
            <text:p>Broken Age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2940" calcext:value-type="float">
            <text:p>262940</text:p>
          </table:table-cell>
          <table:table-cell office:value-type="string" calcext:value-type="string">
            <text:p>Broken Sword 5 - the Serpent's Curse</text:p>
          </table:table-cell>
          <table:table-cell office:value-type="string" calcext:value-type="string">
            <text:p>Broken Sword 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1820" calcext:value-type="float">
            <text:p>271820</text:p>
          </table:table-cell>
          <table:table-cell table:number-columns-repeated="2" office:value-type="string" calcext:value-type="string">
            <text:p>Card City 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Chainsaw Warrior</text:p>
          </table:table-cell>
          <table:table-cell office:value-type="string" calcext:value-type="string">
            <text:p>ChainsawWarrior</text:p>
          </table:table-cell>
          <table:table-cell office:value-type="string" calcext:value-type="string">
            <text:p>$STEAMUSER/2517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Auroch Digital/Chainsaw Warrior</text:p>
          </table:table-cell>
          <table:table-cell office:value-type="string" calcext:value-type="string">
            <text:p>Chainsa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2590" calcext:value-type="float">
            <text:p>262590</text:p>
          </table:table-cell>
          <table:table-cell office:value-type="string" calcext:value-type="string">
            <text:p>Chuck's Challenge 3D</text:p>
          </table:table-cell>
          <table:table-cell office:value-type="string" calcext:value-type="string">
            <text:p>ChucksChalleng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3340" calcext:value-type="float">
            <text:p>263340</text:p>
          </table:table-cell>
          <table:table-cell office:value-type="string" calcext:value-type="string">
            <text:p>Continue?9876543210</text:p>
          </table:table-cell>
          <table:table-cell office:value-type="string" calcext:value-type="string">
            <text:p>Continue_4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7020" calcext:value-type="float">
            <text:p>247020</text:p>
          </table:table-cell>
          <table:table-cell office:value-type="string" calcext:value-type="string">
            <text:p>Cook, Serve, Delicious!</text:p>
          </table:table-cell>
          <table:table-cell office:value-type="string" calcext:value-type="string">
            <text:p>CookServeDelicious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1960" calcext:value-type="float">
            <text:p>261960</text:p>
          </table:table-cell>
          <table:table-cell office:value-type="string" calcext:value-type="string">
            <text:p>Cube &amp; Star: An Arbitrary Love</text:p>
          </table:table-cell>
          <table:table-cell office:value-type="string" calcext:value-type="string">
            <text:p>CubeAndStar_AnArbitraryLo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Doppler Interactive/CubeAndStarAnArbitraryLove</text:p>
          </table:table-cell>
          <table:table-cell office:value-type="string" calcext:value-type="string">
            <text:p>CubeAndStarAnArbitraryLo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$STEAMUSER/2514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InterWave Studios/Dark Matt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700" calcext:value-type="float">
            <text:p>259700</text:p>
          </table:table-cell>
          <table:table-cell office:value-type="string" calcext:value-type="string">
            <text:p>Dead Sky</text:p>
          </table:table-cell>
          <table:table-cell office:value-type="string" calcext:value-type="string">
            <text:p>DeadSk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330" calcext:value-type="float">
            <text:p>231330</text:p>
          </table:table-cell>
          <table:table-cell table:number-columns-repeated="2" office:value-type="string" calcext:value-type="string">
            <text:p>Deadfall Adventures</text:p>
          </table:table-cell>
          <table:table-cell office:value-type="string" calcext:value-type="string">
            <text:p>$STEAMUSER/231330</text:p>
          </table:table-cell>
          <table:table-cell office:value-type="float" office:value="231330" calcext:value-type="float">
            <text:p>231330</text:p>
          </table:table-cell>
          <table:table-cell office:value-type="string" calcext:value-type="string">
            <text:p>~/.local/share/Deadfall Adventures</text:p>
          </table:table-cell>
          <table:table-cell office:value-type="string" calcext:value-type="string">
            <text:p>Deadfall Adventur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5470" calcext:value-type="float">
            <text:p>245470</text:p>
          </table:table-cell>
          <table:table-cell table:number-columns-repeated="2" office:value-type="string" calcext:value-type="string">
            <text:p>Democracy 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6620" calcext:value-type="float">
            <text:p>226620</text:p>
          </table:table-cell>
          <table:table-cell table:number-columns-repeated="2" office:value-type="string" calcext:value-type="string">
            <text:p>Desktop Dungeons</text:p>
          </table:table-cell>
          <table:table-cell office:value-type="string" calcext:value-type="string">
            <text:p>$STEAMAPPS/DesktopDungeons_Dat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QCF Design/Desktop Dungeon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510" calcext:value-type="float">
            <text:p>248510</text:p>
          </table:table-cell>
          <table:table-cell office:value-type="string" calcext:value-type="string">
            <text:p>Dominions 3: The Awakening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060" calcext:value-type="float">
            <text:p>259060</text:p>
          </table:table-cell>
          <table:table-cell office:value-type="string" calcext:value-type="string">
            <text:p>Dominions 4: Thrones of Ascension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470" calcext:value-type="float">
            <text:p>248470</text:p>
          </table:table-cell>
          <table:table-cell office:value-type="string" calcext:value-type="string">
            <text:p>Doorways: Prelude</text:p>
          </table:table-cell>
          <table:table-cell office:value-type="string" calcext:value-type="string">
            <text:p>Doorways</text:p>
          </table:table-cell>
          <table:table-cell office:value-type="string" calcext:value-type="string">
            <text:p>$STEAMAPPS/Doorways_Data</text:p>
          </table:table-cell>
          <table:table-cell office:value-type="string" calcext:value-type="string">
            <text:p>Doorways_Data</text:p>
          </table:table-cell>
          <table:table-cell office:value-type="string" calcext:value-type="string">
            <text:p>~/.config/unity3d/Saibot Studios/Doorway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Dragon's Lair 2: Time Warp</text:p>
          </table:table-cell>
          <table:table-cell office:value-type="string" calcext:value-type="string">
            <text:p>Dragon’s Lair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450" calcext:value-type="float">
            <text:p>259450</text:p>
          </table:table-cell>
          <table:table-cell table:number-columns-repeated="2" office:value-type="string" calcext:value-type="string">
            <text:p>Drifter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Drifter.prefs</text:p>
          </table:table-cell>
          <table:table-cell office:value-type="string" calcext:value-type="string">
            <text:p>Drift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4480" calcext:value-type="float">
            <text:p>274480</text:p>
          </table:table-cell>
          <table:table-cell table:number-columns-repeated="2" office:value-type="string" calcext:value-type="string">
            <text:p>Drox Operati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DroxOperative</text:p>
          </table:table-cell>
          <table:table-cell office:value-type="string" calcext:value-type="string">
            <text:p>DroxOperati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800" calcext:value-type="float">
            <text:p>248800</text:p>
          </table:table-cell>
          <table:table-cell office:value-type="string" calcext:value-type="string">
            <text:p>Dysfunctional Systems: Learning to Manage Chaos</text:p>
          </table:table-cell>
          <table:table-cell office:value-type="string" calcext:value-type="string">
            <text:p>DysfunctionalSystemsEpisode1</text:p>
          </table:table-cell>
          <table:table-cell office:value-type="string" calcext:value-type="string">
            <text:p>~/.renpy/winter_ep1_patch2/*.save</text:p>
          </table:table-cell>
          <table:table-cell office:value-type="string" calcext:value-type="string">
            <text:p>winter_ep1_patch2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550" calcext:value-type="float">
            <text:p>214550</text:p>
          </table:table-cell>
          <table:table-cell office:value-type="string" calcext:value-type="string">
            <text:p>Eets Munchies</text:p>
          </table:table-cell>
          <table:table-cell office:value-type="string" calcext:value-type="string">
            <text:p>eets_munchies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string" calcext:value-type="string">
            <text:p>Elder Sign: Omens</text:p>
          </table:table-cell>
          <table:table-cell office:value-type="string" calcext:value-type="string">
            <text:p>ElderSig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2630" calcext:value-type="float">
            <text:p>252630</text:p>
          </table:table-cell>
          <table:table-cell table:number-columns-repeated="2" office:value-type="string" calcext:value-type="string">
            <text:p>Eldritch</text:p>
          </table:table-cell>
          <table:table-cell office:value-type="string" calcext:value-type="string">
            <text:p>$STEAMAPPS/main.eldritchmastersave</text:p>
          </table:table-cell>
          <table:table-cell office:value-type="string" calcext:value-type="string">
            <text:p>Eldritch</text:p>
          </table:table-cell>
          <table:table-cell office:value-type="string" calcext:value-type="string">
            <text:p>$STEAMAPPS/prefs.cfg</text:p>
          </table:table-cell>
          <table:table-cell office:value-type="string" calcext:value-type="string">
            <text:p>Eldri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980" calcext:value-type="float">
            <text:p>253980</text:p>
          </table:table-cell>
          <table:table-cell table:number-columns-repeated="2" office:value-type="string" calcext:value-type="string">
            <text:p>Enclave</text:p>
          </table:table-cell>
          <table:table-cell office:value-type="string" calcext:value-type="string">
            <text:p>$STEAMAPPS/Game/Sbz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ame/*.cfg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1700" calcext:value-type="float">
            <text:p>261700</text:p>
          </table:table-cell>
          <table:table-cell table:number-columns-repeated="2" office:value-type="string" calcext:value-type="string">
            <text:p>Eryi's Action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370" calcext:value-type="float">
            <text:p>251370</text:p>
          </table:table-cell>
          <table:table-cell table:number-columns-repeated="2"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7870" calcext:value-type="float">
            <text:p>257870</text:p>
          </table:table-cell>
          <table:table-cell office:value-type="string" calcext:value-type="string">
            <text:p>Eschalon: Book III</text:p>
          </table:table-cell>
          <table:table-cell office:value-type="string" calcext:value-type="string">
            <text:p>eschalon_book_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720" calcext:value-type="float">
            <text:p>259720</text:p>
          </table:table-cell>
          <table:table-cell office:value-type="string" calcext:value-type="string">
            <text:p>Fading Hearts</text:p>
          </table:table-cell>
          <table:table-cell office:value-type="string" calcext:value-type="string">
            <text:p>FadingHea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600" calcext:value-type="float">
            <text:p>259600</text:p>
          </table:table-cell>
          <table:table-cell office:value-type="string" calcext:value-type="string">
            <text:p>Finding Teddy</text:p>
          </table:table-cell>
          <table:table-cell office:value-type="string" calcext:value-type="string">
            <text:p>FindingTeddy</text:p>
          </table:table-cell>
          <table:table-cell office:value-type="string" calcext:value-type="string">
            <text:p>~/.config/FindingTeddy</text:p>
          </table:table-cell>
          <table:table-cell office:value-type="string" calcext:value-type="string">
            <text:p>FindingTeddy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9990" calcext:value-type="float">
            <text:p>249990</text:p>
          </table:table-cell>
          <table:table-cell office:value-type="string" calcext:value-type="string">
            <text:p>FORCED: Slightly Better Edition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$STEAMUSER/2499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taDwarf Aps/FORCED</text:p>
          </table:table-cell>
          <table:table-cell office:value-type="string" calcext:value-type="string">
            <text:p>FORC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810" calcext:value-type="float">
            <text:p>244810</text:p>
          </table:table-cell>
          <table:table-cell table:number-columns-repeated="2" office:value-type="string" calcext:value-type="string">
            <text:p>Foul Play</text:p>
          </table:table-cell>
          <table:table-cell office:value-type="string" calcext:value-type="string">
            <text:p>$STEAMUSER/2448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FoulPlay</text:p>
          </table:table-cell>
          <table:table-cell office:value-type="string" calcext:value-type="string">
            <text:p>.FoulPla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1040" calcext:value-type="float">
            <text:p>201040</text:p>
          </table:table-cell>
          <table:table-cell table:number-columns-repeated="2" office:value-type="string" calcext:value-type="string">
            <text:p>Galcon 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8930" calcext:value-type="float">
            <text:p>278930</text:p>
          </table:table-cell>
          <table:table-cell office:value-type="string" calcext:value-type="string">
            <text:p>GIGANTIC ARMY</text:p>
          </table:table-cell>
          <table:table-cell office:value-type="string" calcext:value-type="string">
            <text:p>Gigantic Army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</text:p>
          </table:table-cell>
          <table:table-cell office:value-type="string" calcext:value-type="string">
            <text:p>Op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3460" calcext:value-type="float">
            <text:p>263460</text:p>
          </table:table-cell>
          <table:table-cell office:value-type="string" calcext:value-type="string">
            <text:p>Girls Like Robots</text:p>
          </table:table-cell>
          <table:table-cell office:value-type="string" calcext:value-type="string">
            <text:p>GirlsLikeRobots</text:p>
          </table:table-cell>
          <table:table-cell office:value-type="string" calcext:value-type="string">
            <text:p>$STEAMAPPS/26346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1910" calcext:value-type="float">
            <text:p>241910</text:p>
          </table:table-cell>
          <table:table-cell table:number-columns-repeated="2" office:value-type="string" calcext:value-type="string">
            <text:p>Goodbye Deponia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920" calcext:value-type="float">
            <text:p>253920</text:p>
          </table:table-cell>
          <table:table-cell table:number-columns-repeated="2" office:value-type="string" calcext:value-type="string">
            <text:p>Gorky 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7060" calcext:value-type="float">
            <text:p>267060</text:p>
          </table:table-cell>
          <table:table-cell table:number-columns-repeated="2"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380" calcext:value-type="float">
            <text:p>265380</text:p>
          </table:table-cell>
          <table:table-cell table:number-columns-repeated="2" office:value-type="string" calcext:value-type="string">
            <text:p>Grimi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Grimi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550" calcext:value-type="float">
            <text:p>259550</text:p>
          </table:table-cell>
          <table:table-cell table:number-columns-repeated="2" office:value-type="string" calcext:value-type="string">
            <text:p>Hero of the Kingdom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890" calcext:value-type="float">
            <text:p>265890</text:p>
          </table:table-cell>
          <table:table-cell table:number-columns-repeated="2"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1900" calcext:value-type="float">
            <text:p>271900</text:p>
          </table:table-cell>
          <table:table-cell table:number-columns-repeated="2" office:value-type="string" calcext:value-type="string">
            <text:p>Hexcells Plus</text:p>
          </table:table-cell>
          <table:table-cell office:value-type="string" calcext:value-type="string">
            <text:p>~/.config/unity3d/Matthew Brown/Hexcells Plu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Matthew Brown/Hexcells Plus</text:p>
          </table:table-cell>
          <table:table-cell office:value-type="string" calcext:value-type="string">
            <text:p>Hexcells Plu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5390" calcext:value-type="float">
            <text:p>245390</text:p>
          </table:table-cell>
          <table:table-cell office:value-type="string" calcext:value-type="string">
            <text:p>I Have No Mouth, and I Must Scream</text:p>
          </table:table-cell>
          <table:table-cell office:value-type="string" calcext:value-type="string">
            <text:p>IHNMAIM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710" calcext:value-type="float">
            <text:p>248710</text:p>
          </table:table-cell>
          <table:table-cell table:number-columns-repeated="2" office:value-type="string" calcext:value-type="string">
            <text:p>Iesabel</text:p>
          </table:table-cell>
          <table:table-cell office:value-type="string" calcext:value-type="string">
            <text:p>$STEAMAPPS/Iesabel_Data/Save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2880" calcext:value-type="float">
            <text:p>222880</text:p>
          </table:table-cell>
          <table:table-cell office:value-type="string" calcext:value-type="string">
            <text:p>Insurgency</text:p>
          </table:table-cell>
          <table:table-cell office:value-type="string" calcext:value-type="string">
            <text:p>insurgency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insurgency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6960" calcext:value-type="float">
            <text:p>226960</text:p>
          </table:table-cell>
          <table:table-cell table:number-columns-repeated="2" office:value-type="string" calcext:value-type="string">
            <text:p>Ironclad Tactics</text:p>
          </table:table-cell>
          <table:table-cell office:value-type="string" calcext:value-type="string">
            <text:p>~/.ironcladtactics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~/.ironcladtactics</text:p>
          </table:table-cell>
          <table:table-cell office:value-type="string" calcext:value-type="string">
            <text:p>.ironclad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960" calcext:value-type="float">
            <text:p>253960</text:p>
          </table:table-cell>
          <table:table-cell office:value-type="string" calcext:value-type="string">
            <text:p>Jack Orlando: Director's Cut</text:p>
          </table:table-cell>
          <table:table-cell office:value-type="string" calcext:value-type="string">
            <text:p>Jack Orland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260" calcext:value-type="float">
            <text:p>262260</text:p>
          </table:table-cell>
          <table:table-cell office:value-type="string" calcext:value-type="string">
            <text:p>Jets'n'Guns Gold</text:p>
          </table:table-cell>
          <table:table-cell office:value-type="string" calcext:value-type="string">
            <text:p>JnG Gol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*.ini</text:p>
          </table:table-cell>
          <table:table-cell office:value-type="string" calcext:value-type="string">
            <text:p>JnG Gol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1680" calcext:value-type="float">
            <text:p>261680</text:p>
          </table:table-cell>
          <table:table-cell table:number-columns-repeated="2" office:value-type="string" calcext:value-type="string">
            <text:p>Journ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300" calcext:value-type="float">
            <text:p>255300</text:p>
          </table:table-cell>
          <table:table-cell table:number-columns-repeated="2" office:value-type="string" calcext:value-type="string">
            <text:p>Journey of a Roach</text:p>
          </table:table-cell>
          <table:table-cell office:value-type="string" calcext:value-type="string">
            <text:p>~/.config/Daedalic Entertainment/Journey of a Roach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unity3d/Koboldgames/Journey of a Roach</text:p>
          </table:table-cell>
          <table:table-cell office:value-type="string" calcext:value-type="string">
            <text:p>Journey of a Roa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830" calcext:value-type="float">
            <text:p>219830</text:p>
          </table:table-cell>
          <table:table-cell table:number-columns-repeated="2" office:value-type="string" calcext:value-type="string">
            <text:p>King Arthur's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420" calcext:value-type="float">
            <text:p>246420</text:p>
          </table:table-cell>
          <table:table-cell table:number-columns-repeated="2" office:value-type="string" calcext:value-type="string">
            <text:p>Kingdom Rush</text:p>
          </table:table-cell>
          <table:table-cell office:value-type="string" calcext:value-type="string">
            <text:p>$STEAMAPPS/slot*.data</text:p>
          </table:table-cell>
          <table:table-cell office:value-type="string" calcext:value-type="string">
            <text:p>Kingdom Rush</text:p>
          </table:table-cell>
          <table:table-cell office:value-type="string" calcext:value-type="string">
            <text:p>~/.config/unity3d/Ironhide Game Studio/Kingdom Rush</text:p>
          </table:table-cell>
          <table:table-cell office:value-type="string" calcext:value-type="string">
            <text:p>Kingdom 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900" calcext:value-type="float">
            <text:p>253900</text:p>
          </table:table-cell>
          <table:table-cell office:value-type="string" calcext:value-type="string">
            <text:p>Knights and Merchants</text:p>
          </table:table-cell>
          <table:table-cell office:value-type="string" calcext:value-type="string">
            <text:p>Knights and Merchants Historical 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380" calcext:value-type="float">
            <text:p>250380</text:p>
          </table:table-cell>
          <table:table-cell table:number-columns-repeated="2" office:value-type="string" calcext:value-type="string">
            <text:p>Knock-kno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190" calcext:value-type="float">
            <text:p>248190</text:p>
          </table:table-cell>
          <table:table-cell table:number-columns-repeated="2"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80" calcext:value-type="float">
            <text:p>238280</text:p>
          </table:table-cell>
          <table:table-cell office:value-type="string" calcext:value-type="string">
            <text:p>Legend of Dungeon</text:p>
          </table:table-cell>
          <table:table-cell office:value-type="string" calcext:value-type="string">
            <text:p>LegendofDungeon</text:p>
          </table:table-cell>
          <table:table-cell office:value-type="string" calcext:value-type="string">
            <text:p>$STEAMAPPS/LegendofDungeon_Data/save.txt</text:p>
          </table:table-cell>
          <table:table-cell office:value-type="string" calcext:value-type="string">
            <text:p>LegendofDungeon_Data</text:p>
          </table:table-cell>
          <table:table-cell office:value-type="string" calcext:value-type="string">
            <text:p>~/.config/unity3d/RobotLovesKitty/Legend of 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410" calcext:value-type="float">
            <text:p>248410</text:p>
          </table:table-cell>
          <table:table-cell office:value-type="string" calcext:value-type="string">
            <text:p>Legends of Aethereus</text:p>
          </table:table-cell>
          <table:table-cell office:value-type="string" calcext:value-type="string">
            <text:p>LegendsOfAethereu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ettings.ini</text:p>
          </table:table-cell>
          <table:table-cell office:value-type="string" calcext:value-type="string">
            <text:p>LegendsOfAethe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690" calcext:value-type="float">
            <text:p>262690</text:p>
          </table:table-cell>
          <table:table-cell table:number-columns-repeated="2" office:value-type="string" calcext:value-type="string">
            <text:p>Little Racers STREET</text:p>
          </table:table-cell>
          <table:table-cell office:value-type="string" calcext:value-type="string">
            <text:p>$STEAMAPPS/2626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262690/remote/config.xml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990" calcext:value-type="float">
            <text:p>251990</text:p>
          </table:table-cell>
          <table:table-cell office:value-type="string" calcext:value-type="string">
            <text:p>Long Live The 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970" calcext:value-type="float">
            <text:p>257970</text:p>
          </table:table-cell>
          <table:table-cell office:value-type="string" calcext:value-type="string">
            <text:p>Loren The Amazon Princess</text:p>
          </table:table-cell>
          <table:table-cell office:value-type="string" calcext:value-type="string">
            <text:p>Loren Amazon Princess</text:p>
          </table:table-cell>
          <table:table-cell office:value-type="string" calcext:value-type="string">
            <text:p>~/.renpy/Loren_Amazon_Princess</text:p>
          </table:table-cell>
          <table:table-cell office:value-type="string" calcext:value-type="string">
            <text:p>Loren_Amazon_Princess</text:p>
          </table:table-cell>
          <table:table-cell office:value-type="string" calcext:value-type="string">
            <text:p>~/.renpy/Loren_Amazon_Princes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150" calcext:value-type="float">
            <text:p>269150</text:p>
          </table:table-cell>
          <table:table-cell table:number-columns-repeated="2"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250" calcext:value-type="float">
            <text:p>252250</text:p>
          </table:table-cell>
          <table:table-cell table:number-columns-repeated="2" office:value-type="string" calcext:value-type="string">
            <text:p>Maia</text:p>
          </table:table-cell>
          <table:table-cell office:value-type="string" calcext:value-type="string">
            <text:p>~/.local/share/Machine_Studios/Maia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~/.local/share/Machine_Studios/Maia/config.xml</text:p>
          </table:table-cell>
          <table:table-cell office:value-type="string" calcext:value-type="string">
            <text:p>Ma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340" calcext:value-type="float">
            <text:p>264340</text:p>
          </table:table-cell>
          <table:table-cell office:value-type="string" calcext:value-type="string">
            <text:p>Major Mayhem</text:p>
          </table:table-cell>
          <table:table-cell office:value-type="string" calcext:value-type="string">
            <text:p>MajorMayhe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550" calcext:value-type="float">
            <text:p>248550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8950" calcext:value-type="float">
            <text:p>258950</text:p>
          </table:table-cell>
          <table:table-cell table:number-columns-repeated="2" office:value-type="string" calcext:value-type="string">
            <text:p>Montague's 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$STEAMUSER/258950</text:p>
          </table:table-cell>
          <table:table-cell office:value-type="float" office:value="258950" calcext:value-type="float">
            <text:p>25895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740" calcext:value-type="float">
            <text:p>259740</text:p>
          </table:table-cell>
          <table:table-cell office:value-type="string" calcext:value-type="string">
            <text:p>Nightmares from the Deep: The Cursed Heart</text:p>
          </table:table-cell>
          <table:table-cell office:value-type="string" calcext:value-type="string">
            <text:p>Nightmares from the Deep The Cursed Heart</text:p>
          </table:table-cell>
          <table:table-cell office:value-type="string" calcext:value-type="string">
            <text:p>~/.Artifex Mundi/NightmaresFromTheDeep_TheCursedHeart/C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670" calcext:value-type="float">
            <text:p>252670</text:p>
          </table:table-cell>
          <table:table-cell table:number-columns-repeated="2"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780" calcext:value-type="float">
            <text:p>259780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Nimble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4260" calcext:value-type="float">
            <text:p>224260</text:p>
          </table:table-cell>
          <table:table-cell office:value-type="string" calcext:value-type="string">
            <text:p>No More Room in Hell</text:p>
          </table:table-cell>
          <table:table-cell office:value-type="string" calcext:value-type="string">
            <text:p>nmri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nmrih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120" calcext:value-type="float">
            <text:p>257120</text:p>
          </table:table-cell>
          <table:table-cell table:number-columns-repeated="2" office:value-type="string" calcext:value-type="string">
            <text:p>Not The Robots</text:p>
          </table:table-cell>
          <table:table-cell office:value-type="string" calcext:value-type="string">
            <text:p>$STEAMAPPS/Not the Robots_Data</text:p>
          </table:table-cell>
          <table:table-cell office:value-type="string" calcext:value-type="string">
            <text:p>Not the Robots_Data</text:p>
          </table:table-cell>
          <table:table-cell office:value-type="string" calcext:value-type="string">
            <text:p>~/.config/unity3d/2DArray/Not the Robots</text:p>
          </table:table-cell>
          <table:table-cell office:value-type="string" calcext:value-type="string">
            <text:p>Not the Robo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4480" calcext:value-type="float">
            <text:p>224480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save.odad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OctodadConfig.xml</text:p>
          </table:table-cell>
          <table:table-cell office:value-type="string" calcext:value-type="string">
            <text:p>Octodad Dadliest C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870" calcext:value-type="float">
            <text:p>255870</text:p>
          </table:table-cell>
          <table:table-cell office:value-type="string" calcext:value-type="string">
            <text:p>PixelJunk™ Shooter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$STEAMUSER/255870</text:p>
          </table:table-cell>
          <table:table-cell office:value-type="float" office:value="255870" calcext:value-type="float">
            <text:p>2558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420" calcext:value-type="float">
            <text:p>263420</text:p>
          </table:table-cell>
          <table:table-cell table:number-columns-repeated="2" office:value-type="string" calcext:value-type="string">
            <text:p>Probably Arche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string" calcext:value-type="string">
            <text:p>Project Zomboid</text:p>
          </table:table-cell>
          <table:table-cell office:value-type="string" calcext:value-type="string">
            <text:p>Project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410" calcext:value-type="float">
            <text:p>253410</text:p>
          </table:table-cell>
          <table:table-cell office:value-type="string" calcext:value-type="string">
            <text:p>Ravensword: Shadowlands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7670" calcext:value-type="float">
            <text:p>267670</text:p>
          </table:table-cell>
          <table:table-cell office:value-type="string" calcext:value-type="string">
            <text:p>Realms of Arkania 1 - Blade of Destiny Classic</text:p>
          </table:table-cell>
          <table:table-cell office:value-type="string" calcext:value-type="string">
            <text:p>Realms of Arkania 1 BoD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50" calcext:value-type="float">
            <text:p>270750</text:p>
          </table:table-cell>
          <table:table-cell office:value-type="string" calcext:value-type="string">
            <text:p>Realms of Arkania 2 - Star Trail Classic</text:p>
          </table:table-cell>
          <table:table-cell office:value-type="string" calcext:value-type="string">
            <text:p>Realms of Arkania 2 Startrail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string" calcext:value-type="string">
            <text:p>Realms of Arkania 3 - Shadows over Riva Classic</text:p>
          </table:table-cell>
          <table:table-cell office:value-type="string" calcext:value-type="string">
            <text:p>Realms of Arkania 3 SoR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370" calcext:value-type="float">
            <text:p>269370</text:p>
          </table:table-cell>
          <table:table-cell office:value-type="string" calcext:value-type="string">
            <text:p>Reaper - Tale of a Pale Swordsman</text:p>
          </table:table-cell>
          <table:table-cell office:value-type="string" calcext:value-type="string">
            <text:p>Rea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90" calcext:value-type="float">
            <text:p>252490</text:p>
          </table:table-cell>
          <table:table-cell table:number-columns-repeated="2" office:value-type="string" calcext:value-type="string">
            <text:p>Rus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fg/client.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790" calcext:value-type="float">
            <text:p>253790</text:p>
          </table:table-cell>
          <table:table-cell table:number-columns-repeated="2" office:value-type="string" calcext:value-type="string">
            <text:p>rymdkapsel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450" calcext:value-type="float">
            <text:p>248450</text:p>
          </table:table-cell>
          <table:table-cell office:value-type="string" calcext:value-type="string">
            <text:p>Salvation Prophecy</text:p>
          </table:table-cell>
          <table:table-cell office:value-type="string" calcext:value-type="string">
            <text:p>SalvationProphec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320" calcext:value-type="float">
            <text:p>263320</text:p>
          </table:table-cell>
          <table:table-cell office:value-type="string" calcext:value-type="string">
            <text:p>Saturday Morning RPG</text:p>
          </table:table-cell>
          <table:table-cell office:value-type="string" calcext:value-type="string">
            <text:p>SaturdayMorningRPG</text:p>
          </table:table-cell>
          <table:table-cell office:value-type="string" calcext:value-type="string">
            <text:p>~/SavedGames/SMRPG</text:p>
          </table:table-cell>
          <table:table-cell office:value-type="string" calcext:value-type="string">
            <text:p>SMRPG</text:p>
          </table:table-cell>
          <table:table-cell office:value-type="string" calcext:value-type="string">
            <text:p>~/.config/unity3d/MightyRabbit/SaturdayMorningRPG</text:p>
          </table:table-cell>
          <table:table-cell office:value-type="string" calcext:value-type="string">
            <text:p>SaturdayMorningRP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940" calcext:value-type="float">
            <text:p>253940</text:p>
          </table:table-cell>
          <table:table-cell table:number-columns-repeated="2" office:value-type="string" calcext:value-type="string">
            <text:p>Septerra Core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2060" calcext:value-type="float">
            <text:p>272060</text:p>
          </table:table-cell>
          <table:table-cell table:number-columns-repeated="2" office:value-type="string" calcext:value-type="string">
            <text:p>Serena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lua</text:p>
          </table:table-cell>
          <table:table-cell office:value-type="string" calcext:value-type="string">
            <text:p>Sere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10" calcext:value-type="float">
            <text:p>259510</text:p>
          </table:table-cell>
          <table:table-cell office:value-type="string" calcext:value-type="string">
            <text:p>Shufflepuck Cantina Deluxe</text:p>
          </table:table-cell>
          <table:table-cell office:value-type="string" calcext:value-type="string">
            <text:p>ShufflepuckCantinaDeluxe</text:p>
          </table:table-cell>
          <table:table-cell office:value-type="string" calcext:value-type="string">
            <text:p>$STEAMUSER/259510</text:p>
          </table:table-cell>
          <table:table-cell office:value-type="float" office:value="259510" calcext:value-type="float">
            <text:p>2595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770" calcext:value-type="float">
            <text:p>257770</text:p>
          </table:table-cell>
          <table:table-cell table:number-columns-repeated="2" office:value-type="string" calcext:value-type="string">
            <text:p>Signal 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200" calcext:value-type="float">
            <text:p>263200</text:p>
          </table:table-cell>
          <table:table-cell table:number-columns-repeated="2" office:value-type="string" calcext:value-type="string">
            <text:p>Signs of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620" calcext:value-type="float">
            <text:p>235620</text:p>
          </table:table-cell>
          <table:table-cell office:value-type="string" calcext:value-type="string">
            <text:p>Small World 2</text:p>
          </table:table-cell>
          <table:table-cell office:value-type="string" calcext:value-type="string">
            <text:p>SmallWorld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910" calcext:value-type="float">
            <text:p>251910</text:p>
          </table:table-cell>
          <table:table-cell table:number-columns-repeated="2"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50" calcext:value-type="float">
            <text:p>253650</text:p>
          </table:table-cell>
          <table:table-cell office:value-type="string" calcext:value-type="string">
            <text:p>Sparkle 2 Evo</text:p>
          </table:table-cell>
          <table:table-cell office:value-type="string" calcext:value-type="string">
            <text:p>Sparkle2</text:p>
          </table:table-cell>
          <table:table-cell office:value-type="string" calcext:value-type="string">
            <text:p>$STEAUMSER/253650</text:p>
          </table:table-cell>
          <table:table-cell office:value-type="float" office:value="253650" calcext:value-type="float">
            <text:p>25365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1350" calcext:value-type="float">
            <text:p>261350</text:p>
          </table:table-cell>
          <table:table-cell office:value-type="string" calcext:value-type="string">
            <text:p>Steam Bandits: Outpost</text:p>
          </table:table-cell>
          <table:table-cell office:value-type="string" calcext:value-type="string">
            <text:p>Steam Bandits Outpost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yder Arcade</text:p>
          </table:table-cell>
          <table:table-cell office:value-type="string" calcext:value-type="string">
            <text:p>SyderArca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680" calcext:value-type="float">
            <text:p>259680</text:p>
          </table:table-cell>
          <table:table-cell office:value-type="string" calcext:value-type="string">
            <text:p>Tales of Maj'Eyal</text:p>
          </table:table-cell>
          <table:table-cell office:value-type="string" calcext:value-type="string">
            <text:p>TalesMajEyal</text:p>
          </table:table-cell>
          <table:table-cell office:value-type="string" calcext:value-type="string">
            <text:p>~/.t-engine/4.0/tom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t-engine/4.0/tome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90" calcext:value-type="float">
            <text:p>249590</text:p>
          </table:table-cell>
          <table:table-cell table:number-columns-repeated="2"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$STEAMUSER/24959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920" calcext:value-type="float">
            <text:p>255920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The7thGue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70" calcext:value-type="float">
            <text:p>249570</text:p>
          </table:table-cell>
          <table:table-cell office:value-type="string" calcext:value-type="string">
            <text:p>The Castle Doctrine</text:p>
          </table:table-cell>
          <table:table-cell office:value-type="string" calcext:value-type="string">
            <text:p>CastleDoctrin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The Inner World</text:p>
          </table:table-cell>
          <table:table-cell office:value-type="string" calcext:value-type="string">
            <text:p>TheInnerWorld</text:p>
          </table:table-cell>
          <table:table-cell office:value-type="string" calcext:value-type="string">
            <text:p>$STEAMAPPS/TheInnerWorld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50" calcext:value-type="float">
            <text:p>245150</text:p>
          </table:table-cell>
          <table:table-cell table:number-columns-repeated="2"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600" calcext:value-type="float">
            <text:p>250600</text:p>
          </table:table-cell>
          <table:table-cell table:number-columns-repeated="2" office:value-type="string" calcext:value-type="string">
            <text:p>The Pla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Krillbite Studio/ThePlan</text:p>
          </table:table-cell>
          <table:table-cell office:value-type="string" calcext:value-type="string">
            <text:p>ThePl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70" calcext:value-type="float">
            <text:p>252370</text:p>
          </table:table-cell>
          <table:table-cell office:value-type="string" calcext:value-type="string">
            <text:p>The 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~/.local/share/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Shiva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350" calcext:value-type="float">
            <text:p>253350</text:p>
          </table:table-cell>
          <table:table-cell office:value-type="string" calcext:value-type="string">
            <text:p>Tiny Barbarian DX</text:p>
          </table:table-cell>
          <table:table-cell office:value-type="string" calcext:value-type="string">
            <text:p>TinyBarbarianDX</text:p>
          </table:table-cell>
          <table:table-cell office:value-type="string" calcext:value-type="string">
            <text:p>$STEAMUSER/25335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6110" calcext:value-type="float">
            <text:p>266110</text:p>
          </table:table-cell>
          <table:table-cell office:value-type="string" calcext:value-type="string">
            <text:p>Tower of 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8890" calcext:value-type="float">
            <text:p>258890</text:p>
          </table:table-cell>
          <table:table-cell office:value-type="string" calcext:value-type="string">
            <text:p>Type:Rider</text:p>
          </table:table-cell>
          <table:table-cell office:value-type="string" calcext:value-type="string">
            <text:p>Type Rider</text:p>
          </table:table-cell>
          <table:table-cell office:value-type="string" calcext:value-type="string">
            <text:p>~/.config/unity3d/ExNihilo/Type_Rider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config/unity3d/ExNihilo/Type_Rider</text:p>
          </table:table-cell>
          <table:table-cell office:value-type="string" calcext:value-type="string">
            <text:p>Type_R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9160" calcext:value-type="float">
            <text:p>279160</text:p>
          </table:table-cell>
          <table:table-cell office:value-type="string" calcext:value-type="string">
            <text:p>Ultionus: A Tale of Petty Revenge</text:p>
          </table:table-cell>
          <table:table-cell office:value-type="string" calcext:value-type="string">
            <text:p>Ultionus</text:p>
          </table:table-cell>
          <table:table-cell office:value-type="string" calcext:value-type="string">
            <text:p>$STEAMAPPS/asset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ltionus</text:p>
          </table:table-cell>
          <table:table-cell office:value-type="string" calcext:value-type="string">
            <text:p>Ultion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150" calcext:value-type="float">
            <text:p>262150</text:p>
          </table:table-cell>
          <table:table-cell office:value-type="string" calcext:value-type="string">
            <text:p>Vanguard Princess</text:p>
          </table:table-cell>
          <table:table-cell office:value-type="string" calcext:value-type="string">
            <text:p>vanguard-princes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vanguard-princes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830" calcext:value-type="float">
            <text:p>257830</text:p>
          </table:table-cell>
          <table:table-cell office:value-type="string" calcext:value-type="string">
            <text:p>Violett Remastered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$STEAMUSER/2578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7240" calcext:value-type="float">
            <text:p>247240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Volgarr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® 40,000: Dawn of War® II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130" calcext:value-type="float">
            <text:p>259130</text:p>
          </table:table-cell>
          <table:table-cell office:value-type="string" calcext:value-type="string">
            <text:p>Wasteland 1 - The Original Classic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~/.wasteland</text:p>
          </table:table-cell>
          <table:table-cell office:value-type="string" calcext:value-type="string">
            <text:p>.wasteland</text:p>
          </table:table-cell>
          <table:table-cell office:value-type="string" calcext:value-type="string">
            <text:p>~/.wasteland/wl.conf</text:p>
          </table:table-cell>
          <table:table-cell office:value-type="string" calcext:value-type="string">
            <text:p>.waste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60" calcext:value-type="float">
            <text:p>264160</text:p>
          </table:table-cell>
          <table:table-cell table:number-columns-repeated="2" office:value-type="string" calcext:value-type="string">
            <text:p>WazHack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az/WazHack</text:p>
          </table:table-cell>
          <table:table-cell office:value-type="string" calcext:value-type="string">
            <text:p>WazH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10" calcext:value-type="float">
            <text:p>245410</text:p>
          </table:table-cell>
          <table:table-cell office:value-type="string" calcext:value-type="string">
            <text:p>Wizardry 6: Bane of the Cosmic Forge</text:p>
          </table:table-cell>
          <table:table-cell office:value-type="string" calcext:value-type="string">
            <text:p>Wizardry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30" calcext:value-type="float">
            <text:p>245430</text:p>
          </table:table-cell>
          <table:table-cell office:value-type="string" calcext:value-type="string">
            <text:p>Wizardry 7: Crusaders of the Dark Savant</text:p>
          </table:table-cell>
          <table:table-cell office:value-type="string" calcext:value-type="string">
            <text:p>Wizardry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830" calcext:value-type="float">
            <text:p>259830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WoodenSen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4100" calcext:value-type="float">
            <text:p>254100</text:p>
          </table:table-cell>
          <table:table-cell office:value-type="string" calcext:value-type="string">
            <text:p>World War II: Panzer Claws</text:p>
          </table:table-cell>
          <table:table-cell office:value-type="string" calcext:value-type="string">
            <text:p>World War II Panzer Cla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string" calcext:value-type="string">
            <text:p>X Rebirth</text:p>
          </table:table-cell>
          <table:table-cell office:value-type="string" calcext:value-type="string">
            <text:p>~/.config/EgoSoft/X Rebirth/save</text:p>
          </table:table-cell>
          <table:table-cell office:value-type="string" calcext:value-type="string">
            <text:p>X Rebirth</text:p>
          </table:table-cell>
          <table:table-cell office:value-type="string" calcext:value-type="string">
            <text:p>~/.config/EgoSoft/X Rebirth</text:p>
          </table:table-cell>
          <table:table-cell office:value-type="string" calcext:value-type="string">
            <text:p>X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430" calcext:value-type="float">
            <text:p>259430</text:p>
          </table:table-cell>
          <table:table-cell table:number-columns-repeated="2" office:value-type="string" calcext:value-type="string">
            <text:p>Zigfra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49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11:04:31.631750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4T14:53:45.269749443</dc:date>
    <meta:editing-duration>P1DT21H7M57S</meta:editing-duration>
    <meta:editing-cycles>417</meta:editing-cycles>
    <meta:generator>LibreOffice/5.1.6.2$Linux_X86_64 LibreOffice_project/10m0$Build-2</meta:generator>
    <meta:document-statistic meta:table-count="1" meta:cell-count="7365" meta:object-count="0"/>
  </office:meta>
</office:document-meta>
</file>